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" manifest:full-path="Pictures/2000023800002305000012CD47F79D85.wmf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image/jpeg" manifest:full-path="Pictures/100000000000032000000258E080B12F.jpg"/>
  <manifest:file-entry manifest:media-type="image/png" manifest:full-path="Pictures/100000000000060D00000051144D06C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2.572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2.572cm"/>
    </style:style>
    <style:style style:name="pr7" style:family="presentation" style:parent-style-name="Blue-subtitle">
      <style:graphic-properties draw:fill-color="#ffffff" fo:min-height="13.859cm"/>
    </style:style>
    <style:style style:name="pr8" style:family="presentation" style:parent-style-name="Blue-subtitle">
      <style:graphic-properties draw:fill-color="#ffffff" draw:auto-grow-height="true" fo:min-height="18.772cm"/>
    </style:style>
    <style:style style:name="P1" style:family="paragraph">
      <style:text-properties fo:font-size="32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margin-left="0cm" fo:margin-right="0cm" fo:margin-top="0cm" fo:margin-bottom="0.5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style:text-position="super 58%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Arial" style:font-family-generic="swiss" style:font-pitch="variable" fo:font-size="24pt" style:font-size-asian="32pt" style:font-size-complex="32pt"/>
    </style:style>
    <style:style style:name="T4" style:family="text">
      <style:text-properties fo:font-size="24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family="'DejaVu Sans Mono'" style:font-style-name="Book" style:font-family-generic="modern" style:font-pitch="fixed" fo:font-size="24pt" style:font-size-asian="32pt" style:font-size-complex="32pt"/>
    </style:style>
    <style:style style:name="T7" style:family="text">
      <style:text-properties fo:font-family="'DejaVu Sans Mono'" style:font-family-generic="modern" style:font-pitch="fixed" fo:font-size="24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node.j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Presentation, June 3<text:span text:style-name="T1">rd</text:span> 2011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stallation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nstall node.js dependencies</text:span></text:p>
                <text:p><text:span text:style-name="T3">sudo apt-get install build-essential libev3 libev-dev openssl libssl-dev libc6-dev libstdc++6-4.4-dev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stallation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Install node.js dependencies</text:span></text:p>
                <text:p><text:span text:style-name="T5">sudo apt-get install build-essential libev3 libev-dev openssl libssl-dev libc6-dev libstdc++6-4.4-dev</text:span></text:p>
              </text:list-item>
              <text:list-item>
                <text:p><text:span text:style-name="T4">Download and installation</text:span></text:p>
                <text:p><text:span text:style-name="T3">$ wget -t0 -c http://nodejs.org/dist/node-v0.4.8.tar.gz</text:span></text:p>
                <text:p><text:span text:style-name="T3">$ tar xzvf node-v.0.4.8.tar.gz</text:span></text:p>
                <text:p><text:span text:style-name="T3">$ cd node-v0.4.8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stallation</text:p>
          </draw:text-box>
        </draw:frame>
        <draw:frame presentation:style-name="pr5" draw:text-style-name="P2" draw:layer="layout" svg:width="25.199cm" svg:height="14.885cm" svg:x="1.4cm" svg:y="4.914cm" presentation:class="outline" presentation:user-transformed="true">
          <draw:text-box>
            <text:list text:style-name="L2">
              <text:list-item>
                <text:p><text:span text:style-name="T4">Install node.js dependencies</text:span></text:p>
                <text:p><text:span text:style-name="T5">sudo apt-get install build-essential libev3 libev-dev openssl libssl-dev libc6-dev libstdc++6-4.4-dev</text:span></text:p>
              </text:list-item>
              <text:list-item>
                <text:p><text:span text:style-name="T4">Download and installation</text:span></text:p>
                <text:p><text:span text:style-name="T5">$ wget -t0 -c http://nodejs.org/dist/node-v0.4.8.tar.gz</text:span></text:p>
                <text:p><text:span text:style-name="T5">$ tar xzvf node-v.0.4.8.tar.gz</text:span></text:p>
                <text:p><text:span text:style-name="T5">$ cd node-v0.4.8</text:span></text:p>
              </text:list-item>
              <text:list-item>
                <text:p><text:span text:style-name="T4">configure and installation</text:span></text:p>
                <text:p><text:span text:style-name="T5">$ ./configure --prefix=/usr</text:span></text:p>
                <text:p><text:span text:style-name="T5">$ make</text:span></text:p>
                <text:p><text:span text:style-name="T5">$ sudo make install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ello World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reate file hello.js</text:span></text:p>
                <text:p><text:span text:style-name="T6">console.log('Hello world!');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ello World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reate file hello.js</text:span></text:p>
                <text:p><text:span text:style-name="T6">console.log('Hello world!');</text:span></text:p>
              </text:list-item>
              <text:list-item>
                <text:p><text:span text:style-name="T7">$ node hello.js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ello World!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var http = require('http');</text:span></text:p>
                <text:p><text:span text:style-name="T6">http.createServer(function (req, res) {</text:span></text:p>
                <text:p><text:span text:style-name="T6"><text:s text:c="4"/></text:span><text:span text:style-name="T6">res.writeHead(200, {'Content-Type': 'text/plain'});</text:span></text:p>
                <text:p><text:span text:style-name="T6"><text:s text:c="4"/></text:span><text:span text:style-name="T6">res.end('Hello World!\n');</text:span></text:p>
                <text:p><text:span text:style-name="T6">}).listen(3000, "127.0.0.1");</text:span></text:p>
                <text:p><text:span text:style-name="T6">console.log('Server running at http://127.0.0.1:3000');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p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arch npm modules on: </text:span><text:span text:style-name="T2"><text:a xlink:href="http://npm.mape.me/">http://npm.mape.me</text:a>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p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arch npm modules on: </text:span><text:span text:style-name="T2"><text:a xlink:href="http://npm.mape.me/">http://npm.mape.me</text:a></text:span></text:p>
              </text:list-item>
              <text:list-item>
                <text:p><text:span text:style-name="T2">Installing npm using single command line</text:span></text:p>
                <text:p><text:span text:style-name="T6">$ curl http://npmjs.org/install.sh | sh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p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earch </text:span><text:span text:style-name="T2"><text:a xlink:href="http://npm.mape.me/">http://npm.mape.me</text:a></text:span></text:p>
              </text:list-item>
              <text:list-item>
                <text:p><text:span text:style-name="T2">Installing npm using single command line</text:span></text:p>
                <text:p><text:span text:style-name="T6">$ curl http://npmjs.org/install.sh | sh</text:span></text:p>
              </text:list-item>
              <text:list-item>
                <text:p><text:span text:style-name="T2">Example</text:span></text:p>
                <text:p><text:span text:style-name="T6">npm list installed</text:span></text:p>
                <text:p><text:span text:style-name="T6">npm install coffee-script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 xml:id="id11" draw:id="id1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Example chat client</text:p>
          </draw:text-box>
        </draw:frame>
        <draw:frame presentation:style-name="pr7" draw:text-style-name="P4" draw:layer="layout" svg:width="25.199cm" svg:height="13.859cm" svg:x="1.4cm" svg:y="4.914cm" presentation:class="subtitle">
          <draw:text-box>
            <text:list text:style-name="L2">
              <text:list-header>
                <text:p text:style-name="P3"><text:span text:style-name="T8">$ sudo npm install -g socket.io</text:span></text:p>
                <text:p text:style-name="P3"><text:span text:style-name="T8">$ cd Socket.IO-node/example</text:span></text:p>
                <text:p text:style-name="P3"><text:span text:style-name="T8">$ node server.js</text:span></text:p>
              </text:list-header>
            </text:list>
            <text:list text:style-name="L1">
              <text:list-header>
                <text:p text:style-name="P4"/>
              </text:list-header>
            </text:list>
            <text:p text:style-name="P4">Open localhost:8080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32" xml:id="id12" draw:id="id12">
        <office:forms form:automatic-focus="false" form:apply-design-mode="false"/>
        <draw:frame presentation:style-name="pr8" draw:text-style-name="P4" draw:layer="layout" svg:width="25.199cm" svg:height="18.772cm" svg:x="1.301cm" svg:y="0cm" presentation:class="subtitle">
          <draw:text-box>
            <text:list text:style-name="L2">
              <text:list-header>
                <text:p text:style-name="P5"><text:span text:style-name="T8">THE END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5.997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397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4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398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8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5.99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39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799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398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8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5.99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39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7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4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5.997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397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333366" draw:fill-image-width="1cm" draw:fill-image-height="1cm"/>
    </style:style>
    <style:style style:name="Mdp5" style:family="drawing-page">
      <style:drawing-page-properties draw:background-size="border" draw:fill="none" draw:fill-color="#ccccff" draw:fill-image-width="1cm" draw:fill-image-height="1cm"/>
    </style:style>
    <style:style style:name="Mdp6" style:family="drawing-page">
      <style:drawing-page-properties draw:background-size="border" draw:fill="bitmap" draw:fill-image-name="Glossy2" draw:fill-image-width="100%" draw:fill-image-height="100%"/>
    </style:style>
    <style:style style:name="Mdp7" style:family="drawing-page">
      <style:drawing-page-properties draw:background-size="border" draw:fill="bitmap" draw:fill-image-name="vihree_25_20tähti" draw:fill-image-width="100%" draw:fill-image-height="100%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Glossy-title">
      <style:graphic-properties draw:fill-color="#ffffff" draw:auto-grow-height="false" fo:min-height="3.507cm"/>
    </style:style>
    <style:style style:name="Mpr16" style:family="presentation" style:parent-style-name="Glossy-outline1">
      <style:graphic-properties draw:fill-color="#ffffff" draw:auto-grow-height="false" fo:min-height="13.86cm"/>
    </style:style>
    <style:style style:name="Mpr17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8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9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vihree2-title">
      <style:graphic-properties draw:fill-color="#ffffff" draw:auto-grow-height="false" fo:min-height="3.507cm"/>
    </style:style>
    <style:style style:name="Mpr21" style:family="presentation" style:parent-style-name="vihree2-outline1">
      <style:graphic-properties draw:fill-color="#ffffff" draw:auto-grow-height="false" fo:min-height="13.86cm"/>
    </style:style>
    <style:style style:name="Mpr22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3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9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9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prs-strategy" style:page-layout-name="PM1" draw:style-name="Mdp4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5" draw:text-style-name="MP9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novelty" style:page-layout-name="PM1" draw:style-name="Mdp5">
      <draw:frame draw:style-name="Mgr5" draw:text-style-name="MP9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oranssi" style:page-layout-name="PM1" draw:style-name="Mdp1"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6">
      <draw:frame presentation:style-name="Mpr15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6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8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9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9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7">
      <draw:frame presentation:style-name="Mpr20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21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22" draw:text-style-name="MP8" draw:layer="backgroundobjects" svg:width="1.5cm" svg:height="1.448cm" svg:x="25.5cm" svg:y="19.5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23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3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4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4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3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9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9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</text:list-item>
          </text:list>
          <text:list text:style-name="ML7">
            <text:list-item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una Murti</meta:initial-creator>
    <meta:creation-date>2011-06-02T22:58:01</meta:creation-date>
    <meta:editing-duration>PT2H43M50S</meta:editing-duration>
    <meta:editing-cycles>13</meta:editing-cycles>
    <dc:date>2011-09-20T11:09:38</dc:date>
    <dc:creator>Karuna Murti</dc:creator>
    <meta:generator>LibreOffice/3.4$Linux LibreOffice_project/340m1$Build-302</meta:generator>
    <meta:document-statistic meta:object-count="150"/>
  </office:meta>
</office:document-meta>
</file>